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699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2.778cm" fo:min-width="9.26cm" fo:wrap-option="wrap"/>
      <style:paragraph-properties style:writing-mode="lr-tb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1.425cm" fo:min-width="4.63cm" fo:wrap-option="wrap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1.425cm" fo:min-width="17.13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1.425cm" fo:min-width="13.42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1" fo:font-size="15pt" style:font-name-asian="Liberation Mono1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1" fo:font-size="15pt" style:font-name-asian="Liberation Mono1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666666" loext:opacity="100%" loext:color-lum-mod="100%" loext:color-lum-off="0%" style:font-name="Liberation Mono1" fo:font-size="15pt" style:font-name-asian="Liberation Mono1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1" fo:font-size="15pt" style:font-name-asian="Liberation Mono1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1" fo:font-size="15pt" style:font-name-asian="Liberation Mono1" style:font-size-asian="15pt" style:font-size-complex="15pt"/>
    </style:style>
    <style:style style:name="ce7" style:family="table-cell">
      <style:text-properties style:font-name="Liberation Mono1" fo:font-size="15pt" style:font-name-asian="Liberation Mono1" style:font-size-asian="15pt" style:font-size-complex="15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Liberation Mono1" fo:font-size="15pt" style:font-name-asian="Liberation Mono1" style:font-size-asian="15pt" style:font-size-complex="15pt"/>
    </style:style>
    <style:style style:name="P27" style:family="paragraph">
      <style:paragraph-properties fo:text-align="start"/>
      <style:text-properties fo:color="#666666" loext:opacity="100%" style:font-name="Liberation Mono1" fo:font-size="15pt" style:font-name-asian="Liberation Mono1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1" fo:font-size="15pt" style:font-name-asian="Liberation Mono1" style:font-size-asian="15pt" style:font-size-complex="15pt" fo:hyphenate="false" loext:hyphenation-no-caps="false" loext:hyphenation-no-last-word="false"/>
    </style:style>
    <style:style style:name="P29" style:family="paragraph">
      <style:text-properties style:font-name="Liberation Mono1" fo:font-size="15pt" style:font-name-asian="Liberation Mono1" style:font-size-asian="15pt" style:font-size-complex="15pt"/>
    </style:style>
    <style:style style:name="P30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1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dddddd"/>
      <style:paragraph-properties fo:text-align="center" style:writing-mode="lr-tb"/>
      <style:text-properties fo:font-weight="bold"/>
    </style:style>
    <style:style style:name="P33" style:family="paragraph">
      <loext:graphic-properties draw:fill="none" draw:fill-color="#ffffff"/>
      <style:paragraph-properties style:writing-mode="lr-tb"/>
      <style:text-properties fo:font-weight="bold"/>
    </style:style>
    <style:style style:name="P34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5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6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style:font-name="Liberation Mono1" fo:font-size="15pt" style:font-name-asian="Liberation Mono1" style:font-size-asian="15pt" style:font-size-complex="15pt"/>
    </style:style>
    <style:style style:name="T7" style:family="text">
      <style:text-properties fo:color="#666666" loext:opacity="100%" style:font-name="Liberation Mono1" fo:font-size="15pt" style:font-name-asian="Liberation Mono1" style:font-size-asian="15pt" style:font-size-complex="15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ffff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Programmer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</text:span><text:span text:style-name="T3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</text:span><text:span text:style-name="T5">messages as </text:span><text:span text:style-name="T5">report file, </text:span><text:span text:style-name="T5">用日</text:span><text:span text:style-name="T5">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</text:span><text:span text:style-name="T5"> </text:span><text:span text:style-name="T5">Release </text:span><text:span text:style-name="T5">拿</text:span><text:span text:style-name="T5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  <table:table-cell>
                <text:p text:style-name="P26"><text:span text:style-name="T6">Editabl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FF:FF:FF:FF:FF: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Auto Load Control.</text:span></text:p>
              </table:table-cell>
              <table:table-cell>
                <text:p text:style-name="P26"><text:span text:style-name="T6">0x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Vendor ID</text:span></text:p>
              </table:table-cell>
              <table:table-cell table:style-name="ce3">
                <text:p text:style-name="P27"><text:span text:style-name="T7">0x0A46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roduct ID</text:span></text:p>
              </table:table-cell>
              <table:table-cell table:style-name="ce4">
                <text:p text:style-name="P28"><text:span text:style-name="T7">0x9051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in Control</text:span></text:p>
              </table:table-cell>
              <table:table-cell table:style-name="ce3">
                <text:p text:style-name="P27"><text:span text:style-name="T7">0x0000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6">Wake-up Control</text:span></text:p>
              </table:table-cell>
              <table:table-cell table:style-name="ce6">
                <text:p text:style-name="P27"><text:span text:style-name="T7">0x0157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6">Control 3</text:span></text:p>
              </table:table-cell>
              <table:table-cell table:style-name="ce6">
                <text:p text:style-name="P27"><text:span text:style-name="T7">0x0000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0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frame draw:style-name="gr3" draw:text-style-name="P33" draw:layer="layout" svg:width="3.603cm" svg:height="0.962cm" svg:x="5.501cm" svg:y="3.038cm">
          <draw:text-box>
            <text:p>Summary:</text:p>
          </draw:text-box>
        </draw:frame>
        <draw:frame draw:style-name="gr29" draw:text-style-name="P35" draw:layer="layout" svg:width="13.897cm" svg:height="1.949cm" svg:x="9.001cm" svg:y="2.709cm">
          <draw:text-box>
            <text:p text:style-name="P34"><text:span text:style-name="T9">File Name: 1215.cfg</text:span><text:span text:style-name="T9"><text:line-break/></text:span><text:span text:style-name="T9">Dev B</text:span><text:span text:style-name="T9">：</text:span><text:span text:style-name="T10">COM6:115200,N,8,1</text:span><text:span text:style-name="T10"><text:line-break/></text:span><text:span text:style-name="T10">Total 18 By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71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  <table:table-cell>
                <text:p text:style-name="P26"><text:span text:style-name="T6">Editabl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FF:FF:FF:FF:FF: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Auto Load Control.</text:span></text:p>
              </table:table-cell>
              <table:table-cell>
                <text:p text:style-name="P26"><text:span text:style-name="T6">0x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Vendor ID</text:span></text:p>
              </table:table-cell>
              <table:table-cell table:style-name="ce3">
                <text:p text:style-name="P27"><text:span text:style-name="T7">0x0A46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roduct ID</text:span></text:p>
              </table:table-cell>
              <table:table-cell table:style-name="ce4">
                <text:p text:style-name="P28"><text:span text:style-name="T7">0x9051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in Control</text:span></text:p>
              </table:table-cell>
              <table:table-cell table:style-name="ce3">
                <text:p text:style-name="P27"><text:span text:style-name="T7">0x0000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6">Wake-up Control</text:span></text:p>
              </table:table-cell>
              <table:table-cell table:style-name="ce6">
                <text:p text:style-name="P27"><text:span text:style-name="T7">0x0157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6">Control 3</text:span></text:p>
              </table:table-cell>
              <table:table-cell table:style-name="ce6">
                <text:p text:style-name="P27"><text:span text:style-name="T7">0x0000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9" draw:text-style-name="P35" draw:layer="layout" svg:width="13.897cm" svg:height="1.949cm" svg:x="9cm" svg:y="2.708cm">
          <draw:text-box>
            <text:p text:style-name="P34"><text:span text:style-name="T9">File Name: 1215.cfg</text:span><text:span text:style-name="T9"><text:line-break/></text:span><text:span text:style-name="T9">Dev B</text:span><text:span text:style-name="T9">：</text:span><text:span text:style-name="T10">COM6:115200,N,8,1</text:span><text:span text:style-name="T10"><text:line-break/></text:span><text:span text:style-name="T10">Total 18 Bytes</text:span></text:p>
          </draw:text-box>
        </draw:frame>
        <draw:frame draw:style-name="gr26" draw:text-style-name="P30" draw:layer="layout" svg:width="8cm" svg:height="1.17cm" svg:x="9cm" svg:y="1.538cm">
          <draw:text-box>
            <text:p text:style-name="P3"><text:span text:style-name="T8">Profile</text:span><text:span text:style-name="T8">：</text:span><text:span text:style-name="T8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custom-shape draw:style-name="gr31" draw:text-style-name="P24" draw:layer="layout" svg:width="10cm" svg:height="3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text:p text:style-name="P23"><text:span text:style-name="T5">輸入時即時檢查新值，修改出問題馬上提示 </text:span><text:span text:style-name="T5">user</text:span></text:p>
          <draw:enhanced-geometry svg:viewBox="0 0 21600 21600" draw:mirror-horizontal="false" draw:mirror-vertical="false" draw:text-areas="800 800 20800 20800" draw:type="round-rectangular-callout" draw:modifiers="-4084.15158484152 -20858.6471176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4" draw:layer="layout" svg:width="5cm" svg:height="1.538cm" svg:x="5cm" svg:y="-0.038cm">
          <text:p text:style-name="P23"><text:span text:style-name="T5">Drag-down menu</text:span></text:p>
          <draw:enhanced-geometry svg:viewBox="0 0 21600 21600" draw:mirror-horizontal="false" draw:mirror-vertical="false" draw:text-areas="800 800 20800 20800" draw:type="round-rectangular-callout" draw:modifiers="-2850.6298740252 28870.175438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3" draw:layer="layout" svg:width="3.603cm" svg:height="0.962cm" svg:x="5.5cm" svg:y="3.038cm">
          <draw:text-box>
            <text:p>Summary:</text:p>
          </draw:text-box>
        </draw:frame>
        <draw:custom-shape draw:style-name="gr33" draw:text-style-name="P24" draw:layer="layout" svg:width="18.5cm" svg:height="1.538cm" svg:x="7.5cm" svg:y="1.5cm">
          <text:p text:style-name="P23"><text:span text:style-name="T5">Import: Read profile from file, </text:span><text:span text:style-name="T5">讀取將</text:span><text:span text:style-name="T5">Fused </text:span><text:span text:style-name="T5">欄位標識成 </text:span><text:span text:style-name="T5">NOT Editable</text:span></text:p>
          <draw:enhanced-geometry svg:viewBox="0 0 21600 21600" draw:mirror-horizontal="false" draw:mirror-vertical="false" draw:text-areas="800 800 20800 20800" draw:type="round-rectangular-callout" draw:modifiers="-3216.47478514675 23775.4385964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4" draw:layer="layout" svg:width="14.5cm" svg:height="1.538cm" svg:x="7.5cm" svg:y="2.962cm">
          <text:p text:style-name="P23"><text:span text:style-name="T5">Export: Save profile to file</text:span></text:p>
          <draw:enhanced-geometry svg:viewBox="0 0 21600 21600" draw:mirror-horizontal="false" draw:mirror-vertical="false" draw:text-areas="800 800 20800 20800" draw:type="round-rectangular-callout" draw:modifiers="-3497.46914005931 19985.964912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8T15:48:08.836546202</dc:date>
    <meta:editing-duration>PT12H26M33S</meta:editing-duration>
    <meta:editing-cycles>128</meta:editing-cycles>
    <meta:generator>LibreOffice/7.4.7.2$Linux_X86_64 LibreOffice_project/40$Build-2</meta:generator>
    <meta:document-statistic meta:object-count="125"/>
  </office:meta>
</office:document-meta>
</file>